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4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2.926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3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92ad" officeooo:paragraph-rsid="001392ad"/>
    </style:style>
    <style:style style:name="P2" style:family="paragraph" style:parent-style-name="Preformatted_20_Text">
      <style:text-properties style:font-name="Liberation Mono" fo:font-size="10pt" officeooo:rsid="001392ad" officeooo:paragraph-rsid="001392ad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494e9" officeooo:paragraph-rsid="001494e9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5ddcb" officeooo:paragraph-rsid="0015ddcb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T1" style:family="text">
      <style:text-properties officeooo:rsid="001494e9"/>
    </style:style>
    <style:style style:name="T2" style:family="text">
      <style:text-properties officeooo:rsid="00171d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journey towards eternity :) <text:s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7">Opportunity</text:p>
          </table:table-cell>
          <table:table-cell table:style-name="Table1.A1" office:value-type="string">
            <text:p text:style-name="P7">Developing</text:p>
          </table:table-cell>
          <table:table-cell table:style-name="Table1.A1" office:value-type="string">
            <text:p text:style-name="P7">Coding </text:p>
          </table:table-cell>
          <table:table-cell table:style-name="Table1.E1" office:value-type="string">
            <text:p text:style-name="P7">Hours put in</text:p>
          </table:table-cell>
        </table:table-row>
        <table:table-row>
          <table:table-cell table:style-name="Table1.A2" office:value-type="string">
            <text:p text:style-name="P2">1<text:span text:style-name="T2">1</text:span>/01/2018 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Python3 programming </text:p>
            <text:p text:style-name="P6">Game AI <text:s/></text:p>
            <text:p text:style-name="P6">AI Composer</text:p>
          </table:table-cell>
          <table:table-cell table:style-name="Table1.A2" office:value-type="string">
            <text:p text:style-name="P6">Medium -&gt; </text:p>
            <text:p text:style-name="P6">Easy -&gt;</text:p>
            <text:p text:style-name="P6">Techie -&gt;</text:p>
            <text:p text:style-name="P6">Hard -&gt; </text:p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2">1<text:span text:style-name="T2">1</text:span>/01/2018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2</text:span>/01/2018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2</text:span>/01/2018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1">16</text:span>/01/2018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 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7</text:span>/01/2018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7</text:span>/01/2018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4/01/2018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5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6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7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8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9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4:56:10.229720671</dc:date>
    <meta:editing-duration>PT2H34M56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3" meta:paragraph-count="50" meta:word-count="63" meta:character-count="384" meta:non-whitespace-character-count="361"/>
  </office:meta>
</office:document-meta>
</file>